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ccb7" officeooo:paragraph-rsid="0010ccb7"/>
    </style:style>
    <style:style style:name="P2" style:family="paragraph" style:parent-style-name="Standard">
      <style:text-properties fo:font-size="18pt" fo:font-weight="bold" officeooo:rsid="0010ccb7" officeooo:paragraph-rsid="0010ccb7"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steps:</text:p>
      <text:p text:style-name="P1"/>
      <text:p text:style-name="P1">* install wireshark <text:s/>using the command : sudo apt wireshark-qt <text:s/>I have wireshark 2.2.6</text:p>
      <text:p text:style-name="P1"/>
      <text:p text:style-name="P1">* select the correct interface to analize the network packets eg. I selected enp7s0 .</text:p>
      <text:p text:style-name="P1"/>
      <text:p text:style-name="P1">* packet capturing is started after pressing the blue button at the top.</text:p>
      <text:p text:style-name="P1"/>
      <text:p text:style-name="P1">* all network packets can be seen now.</text:p>
      <text:p text:style-name="P1"/>
      <text:p text:style-name="P1">* we use a filter ip.addr == 10.5.20.128 to <text:s/>get only the packets of are interest.</text:p>
      <text:p text:style-name="P1"/>
      <text:p text:style-name="P1">* we type the linux command for UDP to get the UDP packets.</text:p>
      <text:p text:style-name="P1"/>
      <text:p text:style-name="P1">* Then we analysize the packets. We check the protocols are UDP,IPv4,Ethernet.The length gives us size of packet. After running the command we get some useful server report in the terminal- time, data transferred ,no. of packets. </text:p>
      <text:p text:style-name="P1">We calculate the throughput = data transferred/time.</text:p>
      <text:p text:style-name="P1"/>
      <text:p text:style-name="P1">* Then we open the I/O graph (Menu-&gt;Statistics-&gt;IO Graphs) to check the throughput vs time. Here also we use the same filter. </text:p>
      <text:p text:style-name="P1">Change Y-axis to Bytes/sec here.</text:p>
      <text:p text:style-name="P1"/>
      <text:p text:style-name="P1">*next, we run the same iperf command for UDP changing the last argument i.e bandwidth as mentioned in the question. and calculate the throughput and no. of packets for each bandwidth.</text:p>
      <text:p text:style-name="P1"/>
      <text:p text:style-name="P1">*next we plot 2 graphs 1) Throughput vs bandwidth <text:s/>2) no.of packets vs bandwidth . We used excel for plotting.</text:p>
      <text:p text:style-name="P1"/>
      <text:p text:style-name="P1">*now we run the second set of commands for downloading pic1 to pic5.We use the same filter and note all the protocols involved from packet information.We record the no. of packets transmitted and sort the packets by length by clicking on length column and record all distinct packet sizes.</text:p>
      <text:p text:style-name="P1"/>
      <text:p text:style-name="P1">*we check the IO/graph (Menu-&gt;Statistics-&gt;IO Graphs) for all TCP cases and save it.</text:p>
      <text:p text:style-name="P1">we check the packets which are retransmitted <text:s/>by using tcp.analysis.retransmiss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intutive justification:</text:p>
      <text:p text:style-name="P1"/>
      <text:p text:style-name="P1">* we get to know about the various protocols used in different layers of communication(by searching the web)</text:p>
      <text:p text:style-name="P1"><text:tab/>https://en.wikipedia.org/wiki/List_of_network_protocols_(OSI_model)#Layer_7_(Application_Layer)</text:p>
      <text:p text:style-name="P1"><text:s/>and by analyzing the packet information we are able to get the different layer protocols for the packets. </text:p>
      <text:p text:style-name="P1"/>
      <text:p text:style-name="P1">* we get to see the packet switching concept ( discussed in the theory class) the whole data of say pic1 is divided into packets of smaller sizes . The no. of distict packet sizes we get is very small compared to no. of total packets .</text:p>
      <text:p text:style-name="P1"/>
      <text:p text:style-name="P1">* This breakdown into packets also depend on the network traffic i.e; the no. of packets and sizes of packets are not same always.</text:p>
      <text:p text:style-name="P1"/>
      <text:p text:style-name="P1">* The actual data size is less than the packet size as the packet contains other useful information also .</text:p>
      <text:p text:style-name="P1"/>
      <text:p text:style-name="P1">* for pic1 - pic5 communication starts with HTTP get request from client to server and a OK HTTP reply is sent from server to the client.</text:p>
      <text:p text:style-name="P1"/>
      <text:p text:style-name="P1">* from I/O graph we can see that there is sudden burst of data transfer .(which was talked about in the theory class)</text:p>
      <text:p text:style-name="P1"/>
      <text:p text:style-name="P1">* we can intutively conclude that larger <text:s/>the size of picture larger packet loss is expected so more retransmitted packets .</text:p>
      <text:p text:style-name="P1"/>
      <text:p text:style-name="P1">* further from the plot of throughput vs bandwidth for UDP packets ,we observe that there is a linear relation b/w them.</text:p>
      <text:p text:style-name="P1">This is true from our intuition also as if bandwidth increases the amount of data which can be transferred per sec increases which explains this linear relationship .</text:p>
      <text:p text:style-name="P1"/>
      <text:p text:style-name="P1"/>
      <text:p text:style-name="P1">* no. of packets sent also increase with increase in bandwidth <text:s/>which is justified by the plot of no. of packet vs bandwidth.</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7:13:20.113289141</meta:creation-date>
    <dc:date>2018-01-18T17:16:59.349354145</dc:date>
    <meta:editing-duration>PT3M39S</meta:editing-duration>
    <meta:editing-cycles>1</meta:editing-cycles>
    <meta:document-statistic meta:table-count="0" meta:image-count="0" meta:object-count="0" meta:page-count="2" meta:paragraph-count="29" meta:word-count="548" meta:character-count="3209" meta:non-whitespace-character-count="2678"/>
    <meta:generator>LibreOffice/5.1.6.2$Linux_X86_64 LibreOffice_project/10m0$Build-2</meta:generator>
  </office:meta>
</office:document-meta>
</file>